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3.157cm"/>
    </style:style>
    <style:style style:name="co2" style:family="table-column">
      <style:table-column-properties fo:break-before="auto" style:column-width="3.378cm"/>
    </style:style>
    <style:style style:name="co3" style:family="table-column">
      <style:table-column-properties fo:break-before="auto" style:column-width="2.549cm"/>
    </style:style>
    <style:style style:name="co4" style:family="table-column">
      <style:table-column-properties fo:break-before="auto" style:column-width="3.489cm"/>
    </style:style>
    <style:style style:name="co5" style:family="table-column">
      <style:table-column-properties fo:break-before="auto" style:column-width="4.284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Droid Sans Fallback" style:font-name-complex="Droid Sans Devanagari"/>
    </style:style>
  </office:automatic-styles>
  <office:body>
    <office:spreadsheet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temporal_iteration</text:p>
          </table:table-cell>
          <table:table-cell office:value-type="string" calcext:value-type="string">
            <text:p>number_of_vertices</text:p>
          </table:table-cell>
          <table:table-cell office:value-type="string" calcext:value-type="string">
            <text:p>rho_max</text:p>
          </table:table-cell>
          <table:table-cell office:value-type="string" calcext:value-type="string">
            <text:p>upsilon_min</text:p>
          </table:table-cell>
          <table:table-cell office:value-type="string" calcext:value-type="string">
            <text:p>%_rho_&gt;_rho_alpha</text:p>
          </table:table-cell>
          <table:table-cell office:value-type="string" calcext:value-type="string">
            <text:p>%_upsilon_&lt;_et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2515" calcext:value-type="float">
            <text:p>32515</text:p>
          </table:table-cell>
          <table:table-cell office:value-type="float" office:value="1.06433177" calcext:value-type="float">
            <text:p>1,06433177</text:p>
          </table:table-cell>
          <table:table-cell office:value-type="float" office:value="0.5929272175" calcext:value-type="float">
            <text:p>0,5929272175</text:p>
          </table:table-cell>
          <table:table-cell office:value-type="float" office:value="0.0008841733215" calcext:value-type="float">
            <text:p>0,0008841733</text:p>
          </table:table-cell>
          <table:table-cell office:value-type="float" office:value="0.00001578880801" calcext:value-type="float">
            <text:p>1,578880801E-00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2589" calcext:value-type="float">
            <text:p>32589</text:p>
          </table:table-cell>
          <table:table-cell office:value-type="float" office:value="1.156074524" calcext:value-type="float">
            <text:p>1,156074524</text:p>
          </table:table-cell>
          <table:table-cell office:value-type="float" office:value="0.5783587098" calcext:value-type="float">
            <text:p>0,5783587098</text:p>
          </table:table-cell>
          <table:table-cell office:value-type="float" office:value="0.001150077209" calcext:value-type="float">
            <text:p>0,0011500772</text:p>
          </table:table-cell>
          <table:table-cell office:value-type="float" office:value="0.00001575448186" calcext:value-type="float">
            <text:p>1,575448186E-00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2746" calcext:value-type="float">
            <text:p>32746</text:p>
          </table:table-cell>
          <table:table-cell office:value-type="float" office:value="1.065540433" calcext:value-type="float">
            <text:p>1,065540433</text:p>
          </table:table-cell>
          <table:table-cell office:value-type="float" office:value="0.5968495607" calcext:value-type="float">
            <text:p>0,5968495607</text:p>
          </table:table-cell>
          <table:table-cell office:value-type="float" office:value="0.0011445774" calcext:value-type="float">
            <text:p>0,0011445774</text:p>
          </table:table-cell>
          <table:table-cell office:value-type="float" office:value="0.00001567914114" calcext:value-type="float">
            <text:p>1,567914114E-00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2944" calcext:value-type="float">
            <text:p>32944</text:p>
          </table:table-cell>
          <table:table-cell office:value-type="float" office:value="1.065322995" calcext:value-type="float">
            <text:p>1,065322995</text:p>
          </table:table-cell>
          <table:table-cell office:value-type="float" office:value="0.5873585939" calcext:value-type="float">
            <text:p>0,5873585939</text:p>
          </table:table-cell>
          <table:table-cell office:value-type="float" office:value="0.0004675446253" calcext:value-type="float">
            <text:p>0,0004675446</text:p>
          </table:table-cell>
          <table:table-cell office:value-type="float" office:value="0.00001558482109" calcext:value-type="float">
            <text:p>1,558482109E-00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3032" calcext:value-type="float">
            <text:p>33032</text:p>
          </table:table-cell>
          <table:table-cell office:value-type="float" office:value="1.151097655" calcext:value-type="float">
            <text:p>1,151097655</text:p>
          </table:table-cell>
          <table:table-cell office:value-type="float" office:value="0.5997232795" calcext:value-type="float">
            <text:p>0,5997232795</text:p>
          </table:table-cell>
          <table:table-cell office:value-type="float" office:value="0.001196841593" calcext:value-type="float">
            <text:p>0,0011968416</text:p>
          </table:table-cell>
          <table:table-cell office:value-type="float" office:value="0.00001554339724" calcext:value-type="float">
            <text:p>1,554339724E-00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3298" calcext:value-type="float">
            <text:p>33298</text:p>
          </table:table-cell>
          <table:table-cell office:value-type="float" office:value="1.146341443" calcext:value-type="float">
            <text:p>1,146341443</text:p>
          </table:table-cell>
          <table:table-cell office:value-type="float" office:value="0.5988426805" calcext:value-type="float">
            <text:p>0,5988426805</text:p>
          </table:table-cell>
          <table:table-cell office:value-type="float" office:value="0.0005244081258" calcext:value-type="float">
            <text:p>0,0005244081</text:p>
          </table:table-cell>
          <table:table-cell table:style-name="ce1" office:value-type="float" office:value="0.00001542376776" calcext:value-type="float">
            <text:p>1,542376776E-00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3409" calcext:value-type="float">
            <text:p>33409</text:p>
          </table:table-cell>
          <table:table-cell office:value-type="float" office:value="1.139362812" calcext:value-type="float">
            <text:p>1,139362812</text:p>
          </table:table-cell>
          <table:table-cell office:value-type="float" office:value="0.5947710872" calcext:value-type="float">
            <text:p>0,5947710872</text:p>
          </table:table-cell>
          <table:table-cell office:value-type="float" office:value="0.0004765491758" calcext:value-type="float">
            <text:p>0,0004765492</text:p>
          </table:table-cell>
          <table:table-cell office:value-type="float" office:value="0.00001537255412" calcext:value-type="float">
            <text:p>1,537255412E-00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3530" calcext:value-type="float">
            <text:p>33530</text:p>
          </table:table-cell>
          <table:table-cell office:value-type="float" office:value="1.170463443" calcext:value-type="float">
            <text:p>1,170463443</text:p>
          </table:table-cell>
          <table:table-cell office:value-type="float" office:value="0.594132781" calcext:value-type="float">
            <text:p>0,594132781</text:p>
          </table:table-cell>
          <table:table-cell office:value-type="float" office:value="0.0004288887139" calcext:value-type="float">
            <text:p>0,0004288887</text:p>
          </table:table-cell>
          <table:table-cell office:value-type="float" office:value="0.00001531745511" calcext:value-type="float">
            <text:p>1,531745511E-00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3676" calcext:value-type="float">
            <text:p>33676</text:p>
          </table:table-cell>
          <table:table-cell office:value-type="float" office:value="1.067498446" calcext:value-type="float">
            <text:p>1,067498446</text:p>
          </table:table-cell>
          <table:table-cell office:value-type="float" office:value="0.5958733559" calcext:value-type="float">
            <text:p>0,5958733559</text:p>
          </table:table-cell>
          <table:table-cell office:value-type="float" office:value="0.0004575402709" calcext:value-type="float">
            <text:p>0,0004575403</text:p>
          </table:table-cell>
          <table:table-cell office:value-type="float" office:value="0.00001525134212" calcext:value-type="float">
            <text:p>1,525134212E-00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3808" calcext:value-type="float">
            <text:p>33808</text:p>
          </table:table-cell>
          <table:table-cell office:value-type="float" office:value="1.182825208" calcext:value-type="float">
            <text:p>1,182825208</text:p>
          </table:table-cell>
          <table:table-cell office:value-type="float" office:value="0.5987615585" calcext:value-type="float">
            <text:p>0,5987615585</text:p>
          </table:table-cell>
          <table:table-cell office:value-type="float" office:value="0.0004710029461" calcext:value-type="float">
            <text:p>0,0004710029</text:p>
          </table:table-cell>
          <table:table-cell office:value-type="float" office:value="0.00001519364287" calcext:value-type="float">
            <text:p>1,519364287E-005</text:p>
          </table:table-cell>
        </table:table-row>
        <table:table-row table:style-name="ro1">
          <table:table-cell table:number-columns-repeated="2"/>
          <table:table-cell table:formula="of:=AVERAGE([.C2:.C11])" office:value-type="float" office:value="1.1208858729" calcext:value-type="float">
            <text:p>1,1208858729</text:p>
          </table:table-cell>
          <table:table-cell table:formula="of:=AVERAGE([.D2:.D11])" office:value-type="float" office:value="0.59375988245" calcext:value-type="float">
            <text:p>0,5937598825</text:p>
          </table:table-cell>
          <table:table-cell table:formula="of:=AVERAGE([.E2:.E11])" office:value-type="float" office:value="0.00072016033813" calcext:value-type="float">
            <text:p>0,0007201603</text:p>
          </table:table-cell>
          <table:table-cell table:formula="of:=AVERAGE([.F2:.F11])" office:value-type="float" office:value="0.000015490941132" calcext:value-type="float">
            <text:p>1,5490941132E-005</text:p>
          </table:table-cell>
        </table:table-row>
        <table:table-row table:style-name="ro1" table:number-rows-repeated="1048563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27">00/00/0000</text:date>, <text:time style:data-style-name="N2" text:time-value="0000-00-00T18:15:41.621028491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27T18:15:09.960126984</meta:creation-date>
    <dc:date>2014-01-27T18:17:16.161313712</dc:date>
    <meta:editing-duration>P0D</meta:editing-duration>
    <meta:editing-cycles>2</meta:editing-cycles>
    <meta:generator>LibreOffice/4.1.4.2$Linux_X86_64 LibreOffice_project/410m0$Build-2</meta:generator>
    <meta:document-statistic meta:table-count="1" meta:cell-count="70" meta:object-count="0"/>
  </office:meta>
</office:document-meta>
</file>